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ira Sans" svg:font-family="'Fira Sans'" style:font-family-generic="swiss" style:font-pitch="variable"/>
    <style:font-face style:name="FiraCode Nerd Font Mono" svg:font-family="'FiraCode Nerd Font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7" fo:break-before="auto" fo:break-after="auto"/>
      <style:text-properties style:font-name="Fira Sans" fo:font-size="28pt" officeooo:rsid="00034307" officeooo:paragraph-rsid="00034307" style:font-size-asian="28pt" style:font-size-complex="28pt"/>
    </style:style>
    <style:style style:name="P2" style:family="paragraph" style:parent-style-name="Heading_20_1">
      <style:text-properties style:font-name="Fira Sans" fo:font-size="18pt" officeooo:rsid="00034307" officeooo:paragraph-rsid="00034307" style:font-size-asian="18pt" style:font-size-complex="18pt"/>
    </style:style>
    <style:style style:name="P3" style:family="paragraph" style:parent-style-name="Standard">
      <style:text-properties style:font-name="Fira Sans" fo:font-size="12pt" officeooo:paragraph-rsid="00104691" style:font-size-asian="18pt" style:font-size-complex="18pt"/>
    </style:style>
    <style:style style:name="P4" style:family="paragraph" style:parent-style-name="Standard">
      <style:text-properties style:font-name="Fira Sans" fo:font-size="12pt" style:font-size-asian="18pt" style:font-size-complex="18pt"/>
    </style:style>
    <style:style style:name="P5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1, 'ColourizeBackground': 1, 'LineNumberSeparator': '  ', 'LineNumberPaddingSymbol': '', 'StoreOptionsWithSnippet': 1}" fo:background-color="#f8f8f8"/>
      <style:text-properties style:use-window-font-color="true" loext:opacity="0%" style:font-name="FiraCode Nerd Font Mono" fo:font-size="12pt" fo:language="zxx" fo:country="none" fo:font-style="normal" style:text-underline-style="none" fo:font-weight="normal" fo:background-color="transparent" style:font-size-asian="18pt" style:font-size-complex="18pt"/>
    </style:style>
    <style:style style:name="P6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1, 'ColourizeBackground': 1, 'LineNumberSeparator': '  ', 'LineNumberPaddingSymbol': '', 'StoreOptionsWithSnippet': 1}" fo:background-color="#f8f8f8"/>
      <style:text-properties fo:color="#008000" loext:opacity="100%" style:font-name="FiraCode Nerd Font Mono" fo:font-size="12pt" fo:language="zxx" fo:country="none" fo:font-style="normal" style:text-underline-style="none" fo:font-weight="bold" fo:background-color="transparent" style:font-size-asian="18pt" style:font-size-complex="18pt"/>
    </style:style>
    <style:style style:name="P7" style:family="paragraph" style:parent-style-name="Heading_20_1">
      <style:text-properties style:font-name="Fira Sans" fo:font-size="18pt" officeooo:rsid="00053f4b" officeooo:paragraph-rsid="00053f4b" style:font-size-asian="18pt" style:font-size-complex="18pt"/>
    </style:style>
    <style:style style:name="P8" style:family="paragraph" style:parent-style-name="Standard">
      <loext:graphic-properties draw:fill="solid" draw:fill-color="#f8f8f8" draw:opacity="100%"/>
      <style:paragraph-properties ch2_options="{'Style': 'default', 'Language': 'scdoc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FiraCode Nerd Font Mono" fo:font-size="12pt" fo:language="zxx" fo:country="none" fo:font-style="normal" style:text-underline-style="none" fo:font-weight="normal" fo:background-color="transparent" style:font-size-asian="18pt" style:font-size-complex="18pt"/>
    </style:style>
    <style:style style:name="T1" style:family="text">
      <style:text-properties officeooo:rsid="000ce834"/>
    </style:style>
    <style:style style:name="T2" style:family="text">
      <style:text-properties officeooo:rsid="000e54c2"/>
    </style:style>
    <style:style style:name="T3" style:family="text">
      <style:text-properties fo:color="#3d7b7b" loext:opacity="100%"/>
    </style:style>
    <style:style style:name="T4" style:family="text">
      <style:text-properties fo:color="#000000" loext:opacity="100%"/>
    </style:style>
    <style:style style:name="T5" style:family="text">
      <style:text-properties fo:color="#bbbbbb" loext:opacity="100%"/>
    </style:style>
    <style:style style:name="T6" style:family="text">
      <style:text-properties fo:color="#666666" loext:opacity="100%"/>
    </style:style>
    <style:style style:name="T7" style:family="text">
      <style:text-properties fo:color="#008000" loext:opacity="100%"/>
    </style:style>
    <style:style style:name="T8" style:family="text">
      <style:text-properties fo:color="#ba2121" loext:opacity="100%"/>
    </style:style>
    <style:style style:name="T9" style:family="text">
      <style:text-properties fo:color="#008000" loext:opacity="100%" fo:font-weight="bold"/>
    </style:style>
    <style:style style:name="T10" style:family="text">
      <style:text-properties fo:color="#3d7b7b" loext:opacity="100%" fo:font-weight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<text:span text:style-name="T1">3(a)</text:span></text:p>
      <text:h text:style-name="P2" text:outline-level="1">Question</text:h>
      <text:p text:style-name="P3"><text:span text:style-name="T2">Check whether the system of equation has unique solution, infinitely many solutions or no solution</text:span>. <text:span text:style-name="T2">If there exist a unique solution find out the solution.</text:span></text:p>
      <text:p text:style-name="P4"><draw:frame draw:style-name="fr1" draw:name="Object1" text:anchor-type="as-char" svg:y="-0.1492in" svg:width="1.0854in" svg:height="0.185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<draw:frame draw:style-name="fr1" draw:name="Object2" text:anchor-type="as-char" svg:y="-0.1492in" svg:width="1.0764in" svg:height="0.1854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><draw:frame draw:style-name="fr1" draw:name="Object3" text:anchor-type="as-char" svg:y="-0.1492in" svg:width="0.9165in" svg:height="0.1854in" draw:z-index="2"><draw:object xlink:href="./Object 3" xlink:type="simple" xlink:show="embed" xlink:actuate="onLoad"/><draw:image xlink:href="./ObjectReplacements/Object 3" xlink:type="simple" xlink:show="embed" xlink:actuate="onLoad"/></draw:frame></text:p>
      <text:h text:style-name="P2" text:outline-level="1">Code</text:h>
      <text:p text:style-name="P5"><text:span text:style-name="T3"><text:s/>1 <text:s/></text:span><text:span text:style-name="T4">Coeff_matrix</text:span><text:span text:style-name="T5"> </text:span><text:span text:style-name="T4">=</text:span><text:span text:style-name="T5"> </text:span><text:span text:style-name="T4">[</text:span><text:span text:style-name="T6">-1</text:span><text:span text:style-name="T5"> </text:span><text:span text:style-name="T6">3</text:span><text:span text:style-name="T5"> </text:span><text:span text:style-name="T6">7</text:span><text:span text:style-name="T4">;</text:span><text:span text:style-name="T5"> </text:span><text:span text:style-name="T6">2</text:span><text:span text:style-name="T5"> </text:span><text:span text:style-name="T6">-5</text:span><text:span text:style-name="T5"> </text:span><text:span text:style-name="T6">7</text:span><text:span text:style-name="T4">;</text:span><text:span text:style-name="T5"> </text:span><text:span text:style-name="T6">1</text:span><text:span text:style-name="T5"> </text:span><text:span text:style-name="T6">-1</text:span><text:span text:style-name="T5"> </text:span><text:span text:style-name="T6">-1</text:span><text:span text:style-name="T4">];</text:span></text:p>
      <text:p text:style-name="P5"><text:span text:style-name="T3"><text:s/>2 <text:s/></text:span><text:span text:style-name="T4">Const_matrix</text:span><text:span text:style-name="T5"> </text:span><text:span text:style-name="T4">=</text:span><text:span text:style-name="T5"> </text:span><text:span text:style-name="T4">[</text:span><text:span text:style-name="T6">5</text:span><text:span text:style-name="T4">;</text:span><text:span text:style-name="T5"> </text:span><text:span text:style-name="T6">7</text:span><text:span text:style-name="T4">;</text:span><text:span text:style-name="T5"> </text:span><text:span text:style-name="T6">-2</text:span><text:span text:style-name="T4">];</text:span></text:p>
      <text:p text:style-name="P5"><text:span text:style-name="T3"><text:s/>3 <text:s/></text:span><text:span text:style-name="T7">disp</text:span><text:span text:style-name="T4">(</text:span><text:span text:style-name="T8">'Coefficient Matrix = '</text:span><text:span text:style-name="T4">);</text:span></text:p>
      <text:p text:style-name="P5"><text:span text:style-name="T3"><text:s/>4 <text:s/></text:span><text:span text:style-name="T7">disp</text:span><text:span text:style-name="T4">(Coeff_matrix);</text:span></text:p>
      <text:p text:style-name="P5"><text:span text:style-name="T3"><text:s/>5 <text:s/></text:span><text:span text:style-name="T7">disp</text:span><text:span text:style-name="T4">(</text:span><text:span text:style-name="T8">'Constant Matrix = '</text:span><text:span text:style-name="T4">);</text:span></text:p>
      <text:p text:style-name="P5"><text:span text:style-name="T3"><text:s/>6 <text:s/></text:span><text:span text:style-name="T7">disp</text:span><text:span text:style-name="T4">(Const_matrix);</text:span></text:p>
      <text:p text:style-name="P5"><text:span text:style-name="T3"><text:s/>7 <text:s/></text:span><text:span text:style-name="T4">[NumRows,</text:span><text:span text:style-name="T5"> </text:span><text:span text:style-name="T4">NumCols]=</text:span><text:span text:style-name="T7">size</text:span><text:span text:style-name="T4">(Coeff_matrix);</text:span></text:p>
      <text:p text:style-name="P5"><text:span text:style-name="T3"><text:s/>8 <text:s/></text:span><text:span text:style-name="T9">if</text:span><text:span text:style-name="T4">(</text:span><text:span text:style-name="T7">rank</text:span><text:span text:style-name="T4">(Coeff_matrix)</text:span><text:span text:style-name="T5"> </text:span><text:span text:style-name="T6">==</text:span><text:span text:style-name="T5"> </text:span><text:span text:style-name="T7">rank</text:span><text:span text:style-name="T4">([Coeff_matrix</text:span><text:span text:style-name="T5"> </text:span><text:span text:style-name="T4">Const_matrix]))</text:span><text:span text:style-name="T5"> <text:tab/></text:span><text:span text:style-name="T6">&amp;&amp;</text:span><text:span text:style-name="T5"> </text:span><text:span text:style-name="T4">(NumCols</text:span><text:span text:style-name="T5"> </text:span><text:span text:style-name="T6">==</text:span><text:span text:style-name="T5"> </text:span><text:span text:style-name="T7">rank</text:span><text:span text:style-name="T4">(Coeff_matrix))</text:span></text:p>
      <text:p text:style-name="P5"><text:span text:style-name="T3"><text:s/>9 <text:s/></text:span><text:span text:style-name="T5"><text:s text:c="4"/></text:span><text:span text:style-name="T7">disp</text:span><text:span text:style-name="T4">(</text:span><text:span text:style-name="T8">'Solution = '</text:span><text:span text:style-name="T4">);</text:span></text:p>
      <text:p text:style-name="P5"><text:span text:style-name="T3">10 <text:s/></text:span><text:span text:style-name="T5"><text:s text:c="4"/></text:span><text:span text:style-name="T7">disp</text:span><text:span text:style-name="T4">(</text:span><text:span text:style-name="T7">inv</text:span><text:span text:style-name="T4">(Coeff_matrix)</text:span><text:span text:style-name="T6">*</text:span><text:span text:style-name="T4">Const_matrix);</text:span></text:p>
      <text:p text:style-name="P5"><text:span text:style-name="T3">11 <text:s/></text:span><text:span text:style-name="T9">elseif</text:span><text:span text:style-name="T4">(</text:span><text:span text:style-name="T7">rank</text:span><text:span text:style-name="T4">(Coeff_matrix)</text:span><text:span text:style-name="T5"> </text:span><text:span text:style-name="T6">==</text:span><text:span text:style-name="T5"> </text:span><text:span text:style-name="T7">rank</text:span><text:span text:style-name="T4">([Coeff_matrix</text:span><text:span text:style-name="T5"> <text:tab/></text:span><text:span text:style-name="T4">Const_matrix]))</text:span><text:span text:style-name="T5"> </text:span><text:span text:style-name="T6">&amp;&amp;</text:span><text:span text:style-name="T5"> </text:span><text:span text:style-name="T4">(NumCols</text:span><text:span text:style-name="T5"> </text:span><text:span text:style-name="T6">&gt;</text:span><text:span text:style-name="T5"> </text:span><text:span text:style-name="T7">rank</text:span><text:span text:style-name="T4">(Coeff_matrix))</text:span></text:p>
      <text:p text:style-name="P5"><text:span text:style-name="T3">12 <text:s/></text:span><text:span text:style-name="T5"><text:s text:c="4"/></text:span><text:span text:style-name="T7">disp</text:span><text:span text:style-name="T4">(</text:span><text:span text:style-name="T8">'Infinitely Many Solution'</text:span><text:span text:style-name="T4">);</text:span></text:p>
      <text:p text:style-name="P6"><text:span text:style-name="T10">13 <text:s/></text:span>else</text:p>
      <text:p text:style-name="P5"><text:span text:style-name="T3">14 <text:s/></text:span><text:span text:style-name="T5"><text:s text:c="4"/></text:span><text:span text:style-name="T7">disp</text:span><text:span text:style-name="T4">(</text:span><text:span text:style-name="T8">'No solution'</text:span><text:span text:style-name="T4">);</text:span></text:p>
      <text:p text:style-name="P6"><text:span text:style-name="T10">15 <text:s/></text:span>end</text:p>
      <text:h text:style-name="P7" text:outline-level="1">Output</text:h>
      <text:p text:style-name="P8">&gt;&gt; Assignment_3a</text:p>
      <text:p text:style-name="P8">Coefficient Matrix = </text:p>
      <text:p text:style-name="P8"><text:s text:c="4"/>-1 <text:s text:c="4"/>3 <text:s text:c="4"/>7</text:p>
      <text:p text:style-name="P8"><text:s text:c="5"/>2 <text:s text:c="3"/>-5 <text:s text:c="4"/>7</text:p>
      <text:p text:style-name="P8"><text:s text:c="5"/>1 <text:s text:c="3"/>-1 <text:s text:c="3"/>-1</text:p>
      <text:p text:style-name="P8"/>
      <text:p text:style-name="P8">Constant Matrix = </text:p>
      <text:p text:style-name="P8"><text:s text:c="5"/>5</text:p>
      <text:p text:style-name="P8"><text:s text:c="5"/>7</text:p>
      <text:p text:style-name="P8"><text:s text:c="4"/>-2</text:p>
      <text:p text:style-name="P8"/>
      <text:p text:style-name="P8"><text:soft-page-break/>Solution = </text:p>
      <text:p text:style-name="P8"><text:s text:c="3"/>-2.2222</text:p>
      <text:p text:style-name="P8"><text:s text:c="3"/>-1.0833</text:p>
      <text:p text:style-name="P8"><text:s text:c="4"/>0.8611</text:p>
      <text:p text:style-name="P8"/>
      <text:p text:style-name="P8">&gt;&gt;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ira Sans" svg:font-family="'Fira Sans'" style:font-family-generic="swiss" style:font-pitch="variable"/>
    <style:font-face style:name="FiraCode Nerd Font Mono" svg:font-family="'FiraCode Nerd Font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Sans" officeooo:rsid="00053f4b" officeooo:paragraph-rsid="00053f4b"/>
    </style:style>
    <style:style style:name="MP2" style:family="paragraph" style:parent-style-name="Footer" style:master-page-name="">
      <style:paragraph-properties fo:text-align="center" style:justify-single-word="false" style:page-number="auto"/>
      <style:text-properties style:font-name="Fira Sans" officeooo:rsid="000be041" officeooo:paragraph-rsid="000811a6"/>
    </style:style>
    <style:style style:name="MT1" style:family="text">
      <style:text-properties style:font-name="FiraCode Nerd Font Mono" officeooo:rsid="00104691"/>
    </style:style>
    <style:style style:name="MT2" style:family="text">
      <style:text-properties style:font-name="FiraCode Nerd Font Mono" officeooo:rsid="0006d1ab"/>
    </style:style>
    <style:style style:name="MT3" style:family="text">
      <style:text-properties style:font-name="FiraCode Nerd Font Mono" officeooo:rsid="00124af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te of Assignment: <text:span text:style-name="MT1">20</text:span><text:span text:style-name="MT2">.01.2025</text:span></text:p>
        <text:p text:style-name="MP1">Date of Submission: <text:span text:style-name="MT2">2</text:span><text:span text:style-name="MT3">4</text:span><text:span text:style-name="MT2">.0</text:span><text:span text:style-name="MT3">2</text:span><text:span text:style-name="MT2">.2025</text:span></text:p>
      </style:header>
      <style:footer>
        <text:p text:style-name="MP2"><text:bookmark-start text:name="PageNumWizard_FOOTER_Default Page Style1"/><text:page-number text:select-page="current">8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12:42:03.398309939</meta:creation-date>
    <dc:date>2025-02-23T10:13:36.142575882</dc:date>
    <meta:editing-duration>PT19M17S</meta:editing-duration>
    <meta:editing-cycles>9</meta:editing-cycles>
    <meta:generator>LibreOffice/24.8.4.2$Linux_X86_64 LibreOffice_project/480$Build-2</meta:generator>
    <meta:print-date>2025-01-26T15:39:03.838387965</meta:print-date>
    <meta:printed-by>PDF files</meta:printed-by>
    <meta:document-statistic meta:table-count="0" meta:image-count="0" meta:object-count="3" meta:page-count="2" meta:paragraph-count="40" meta:word-count="135" meta:character-count="1006" meta:non-whitespace-character-count="803"/>
  </office:meta>
</office:document-meta>
</file>

<file path=Object 1/content.xml><?xml version="1.0" encoding="utf-8"?>
<math xmlns="http://www.w3.org/1998/Math/MathML" display="block">
  <semantics>
    <mrow>
      <mrow>
        <mrow>
          <mo stretchy="false">−</mo>
          <mi>x</mi>
        </mrow>
        <mo stretchy="false">+</mo>
        <mn>3</mn>
      </mrow>
      <mrow>
        <mi>y</mi>
        <mo stretchy="false">+</mo>
        <mn>7</mn>
      </mrow>
      <mrow>
        <mi>z</mi>
        <mo stretchy="false">=</mo>
        <mn>5</mn>
      </mrow>
    </mrow>
    <annotation encoding="StarMath 5.0">-x +3y+7z=5</annotation>
  </semantics>
</math>
</file>

<file path=Object 2/content.xml><?xml version="1.0" encoding="utf-8"?>
<math xmlns="http://www.w3.org/1998/Math/MathML" display="block">
  <semantics>
    <mrow>
      <mn>2</mn>
      <mrow>
        <mi>x</mi>
        <mo stretchy="false">−</mo>
        <mn>5</mn>
      </mrow>
      <mrow>
        <mi>y</mi>
        <mo stretchy="false">+</mo>
        <mn>7</mn>
      </mrow>
      <mrow>
        <mi>z</mi>
        <mo stretchy="false">=</mo>
        <mn>7</mn>
      </mrow>
    </mrow>
    <annotation encoding="StarMath 5.0">2x -5y+7z=7</annotation>
  </semantics>
</math>
</file>

<file path=Object 3/content.xml><?xml version="1.0" encoding="utf-8"?>
<math xmlns="http://www.w3.org/1998/Math/MathML" display="block">
  <semantics>
    <mrow>
      <mrow>
        <mi>x</mi>
        <mo stretchy="false">−</mo>
        <mi>y</mi>
        <mo stretchy="false">−</mo>
        <mi>z</mi>
      </mrow>
      <mo stretchy="false">=</mo>
      <mrow>
        <mo stretchy="false">−</mo>
        <mn>2</mn>
      </mrow>
    </mrow>
    <annotation encoding="StarMath 5.0">x -y-z=-2</annotation>
  </semantics>
</math>
</file>